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dcea" officeooo:paragraph-rsid="001ddce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3f15e3" officeooo:paragraph-rsid="003f15e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6b101" officeooo:paragraph-rsid="0066b10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a3777" officeooo:paragraph-rsid="007a3777" style:font-weight-asian="bold" style:font-weight-complex="bold"/>
    </style:style>
    <style:style style:name="P5" style:family="paragraph" style:parent-style-name="Standard">
      <style:text-properties officeooo:rsid="0072c85a" officeooo:paragraph-rsid="0072c85a"/>
    </style:style>
    <style:style style:name="P6" style:family="paragraph" style:parent-style-name="Standard">
      <style:text-properties officeooo:rsid="00467de4" officeooo:paragraph-rsid="0075efcc"/>
    </style:style>
    <style:style style:name="P7" style:family="paragraph" style:parent-style-name="Standard">
      <style:paragraph-properties fo:text-align="center" style:justify-single-word="false"/>
      <style:text-properties officeooo:rsid="005b0ca4" officeooo:paragraph-rsid="005b0ca4"/>
    </style:style>
    <style:style style:name="P8" style:family="paragraph" style:parent-style-name="Standard">
      <style:text-properties officeooo:rsid="0090a533" officeooo:paragraph-rsid="0090a533"/>
    </style:style>
    <style:style style:name="P9" style:family="paragraph" style:parent-style-name="Standard">
      <style:text-properties officeooo:rsid="0091ee18" officeooo:paragraph-rsid="0091ee18"/>
    </style:style>
    <style:style style:name="P10" style:family="paragraph" style:parent-style-name="Standard">
      <style:text-properties officeooo:rsid="0075efcc" officeooo:paragraph-rsid="0075efcc"/>
    </style:style>
    <style:style style:name="P11" style:family="paragraph" style:parent-style-name="Standard">
      <style:paragraph-properties fo:margin-left="0.4925in" fo:margin-right="0in" fo:text-indent="-0.25in" style:auto-text-indent="false"/>
      <style:text-properties officeooo:rsid="005ff4cf" officeooo:paragraph-rsid="0075efcc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weight="bold" officeooo:rsid="00629647" officeooo:paragraph-rsid="0075efcc" style:font-weight-asian="bold" style:font-weight-complex="bold"/>
    </style:style>
    <style:style style:name="P13" style:family="paragraph" style:parent-style-name="Standard" style:list-style-name="L1">
      <style:text-properties officeooo:rsid="0094858b" officeooo:paragraph-rsid="0094858b"/>
    </style:style>
    <style:style style:name="P14" style:family="paragraph" style:parent-style-name="Standard" style:list-style-name="L1">
      <style:text-properties officeooo:rsid="0090a533" officeooo:paragraph-rsid="0090a533"/>
    </style:style>
    <style:style style:name="P15" style:family="paragraph" style:parent-style-name="Standard" style:list-style-name="L1">
      <style:text-properties officeooo:rsid="0097fe14" officeooo:paragraph-rsid="0097fe14"/>
    </style:style>
    <style:style style:name="P16" style:family="paragraph" style:parent-style-name="Standard" style:list-style-name="L2">
      <style:text-properties officeooo:rsid="0096478a" officeooo:paragraph-rsid="0096478a"/>
    </style:style>
    <style:style style:name="P17" style:family="paragraph" style:parent-style-name="Standard" style:list-style-name="L2">
      <style:text-properties officeooo:rsid="0091ee18" officeooo:paragraph-rsid="0091ee18"/>
    </style:style>
    <style:style style:name="P18" style:family="paragraph" style:parent-style-name="Standard">
      <style:text-properties officeooo:rsid="0091ee18" officeooo:paragraph-rsid="009b3079"/>
    </style:style>
    <style:style style:name="P19" style:family="paragraph" style:parent-style-name="Standard" style:list-style-name="L5">
      <style:text-properties officeooo:rsid="0091ee18" officeooo:paragraph-rsid="009b3079"/>
    </style:style>
    <style:style style:name="P20" style:family="paragraph" style:parent-style-name="Standard" style:list-style-name="L3">
      <style:text-properties fo:font-weight="bold" officeooo:rsid="0092f726" officeooo:paragraph-rsid="0092f726" style:font-weight-asian="bold" style:font-weight-complex="bold"/>
    </style:style>
    <style:style style:name="P21" style:family="paragraph" style:parent-style-name="Standard" style:list-style-name="L4">
      <style:text-properties officeooo:rsid="00629647" officeooo:paragraph-rsid="0075efcc"/>
    </style:style>
    <style:style style:name="T1" style:family="text">
      <style:text-properties officeooo:rsid="00654e54"/>
    </style:style>
    <style:style style:name="T2" style:family="text">
      <style:text-properties officeooo:rsid="0075efc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a3777" style:font-weight-asian="bold" style:font-weight-complex="bold"/>
    </style:style>
    <style:style style:name="T5" style:family="text">
      <style:text-properties fo:font-weight="bold" officeooo:rsid="00802449" style:font-weight-asian="bold" style:font-weight-complex="bold"/>
    </style:style>
    <style:style style:name="T6" style:family="text">
      <style:text-properties fo:font-weight="bold" officeooo:rsid="009411cc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75efcc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97a491" style:font-weight-asian="bold" style:font-weight-complex="bold"/>
    </style:style>
    <style:style style:name="T10" style:family="text">
      <style:text-properties officeooo:rsid="00788a82"/>
    </style:style>
    <style:style style:name="T11" style:family="text">
      <style:text-properties officeooo:rsid="007c1263"/>
    </style:style>
    <style:style style:name="T12" style:family="text">
      <style:text-properties officeooo:rsid="009411cc"/>
    </style:style>
    <style:style style:name="T13" style:family="text">
      <style:text-properties officeooo:rsid="0096478a"/>
    </style:style>
    <style:style style:name="T14" style:family="text">
      <style:text-properties officeooo:rsid="0097fe14"/>
    </style:style>
    <style:style style:name="T15" style:family="text">
      <style:text-properties officeooo:rsid="0098669e"/>
    </style:style>
    <style:style style:name="T16" style:family="text">
      <style:text-properties officeooo:rsid="009a4489"/>
    </style:style>
    <style:style style:name="T17" style:family="text">
      <style:text-properties officeooo:rsid="009afd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artment of Computer Science </text:p>
      <text:p text:style-name="P1">University of Massachusetts Lowell </text:p>
      <text:p text:style-name="P1">C<text:span text:style-name="T2">OMP.4040 Algorithms</text:span></text:p>
      <text:p text:style-name="P4"><text:span text:style-name="T12">Fall </text:span>20<text:span text:style-name="T12">21</text:span></text:p>
      <text:p text:style-name="P1"/>
      <text:p text:style-name="P2"><text:span text:style-name="T2">Homework 3</text:span> <text:span text:style-name="T11">[8 %]</text:span></text:p>
      <text:p text:style-name="P3">Handed out: <text:span text:style-name="T12">10/05/2021</text:span></text:p>
      <text:p text:style-name="P7"><text:span text:style-name="T3">Due on </text:span><text:span text:style-name="T6">10/31</text:span><text:span text:style-name="T5">/</text:span><text:span text:style-name="T4">20</text:span><text:span text:style-name="T6">21</text:span><text:span text:style-name="T1"><text:line-break/></text:span></text:p>
      <text:p text:style-name="P5"><text:span text:style-name="T8">Homework</text:span><text:span text:style-name="T7"> #</text:span><text:span text:style-name="T9">3: Ananlysis of Sort Algorithms</text:span></text:p>
      <text:p text:style-name="P5"/>
      <text:p text:style-name="P8">Use the supplied code to <text:span text:style-name="T15">analyze</text:span> the following from text:</text:p>
      <text:list xml:id="list4182139176" text:style-name="L1">
        <text:list-item>
          <text:p text:style-name="P13">InsertionSort</text:p>
        </text:list-item>
        <text:list-item>
          <text:p text:style-name="P14">MergeSort</text:p>
        </text:list-item>
        <text:list-item>
          <text:p text:style-name="P14">HeapSort</text:p>
        </text:list-item>
        <text:list-item>
          <text:p text:style-name="P14">QuickSort<text:span text:style-name="T14">1 [based on book]</text:span></text:p>
        </text:list-item>
        <text:list-item>
          <text:p text:style-name="P15">Quicksort2 [library funtion]</text:p>
        </text:list-item>
      </text:list>
      <text:p text:style-name="P9"/>
      <text:p text:style-name="P9">All the above algorithms <text:span text:style-name="T15">except InsertSort (O(n^2))</text:span> have an average complexity of O(n lgn). But the constants may be different for each.</text:p>
      <text:p text:style-name="P9"/>
      <text:p text:style-name="P18"><text:span text:style-name="T15">Generate data and </text:span>Analyze the </text:p>
      <text:list xml:id="list3789916985" text:style-name="L5">
        <text:list-item>
          <text:p text:style-name="P19"><text:span text:style-name="T17">average case</text:span></text:p>
        </text:list-item>
        <text:list-item>
          <text:p text:style-name="P19"><text:span text:style-name="T17">best case</text:span></text:p>
        </text:list-item>
        <text:list-item>
          <text:p text:style-name="P19"><text:span text:style-name="T17">worst case</text:span></text:p>
        </text:list-item>
      </text:list>
      <text:p text:style-name="P18"/>
      <text:p text:style-name="P18"><text:s/>performance of the three algorithms for different sizes of n</text:p>
      <text:list xml:id="list3249347702" text:style-name="L2">
        <text:list-item>
          <text:p text:style-name="P16">1,000</text:p>
        </text:list-item>
        <text:list-item>
          <text:p text:style-name="P16">10,000</text:p>
        </text:list-item>
        <text:list-item>
          <text:p text:style-name="P17">100,000</text:p>
        </text:list-item>
        <text:list-item>
          <text:p text:style-name="P17">1000,000</text:p>
        </text:list-item>
        <text:list-item>
          <text:p text:style-name="P17">10,000,000</text:p>
        </text:list-item>
        <text:list-item>
          <text:p text:style-name="P17">100,000,000<text:span text:style-name="T13">0</text:span></text:p>
        </text:list-item>
        <text:list-item>
          <text:p text:style-name="P16">1000,000,000 [optional]</text:p>
        </text:list-item>
      </text:list>
      <text:p text:style-name="P9"/>
      <text:p text:style-name="P9">Write a <text:span text:style-name="T16">2-3</text:span> page report analyzing your results. </text:p>
      <text:p text:style-name="P10"/>
      <text:p text:style-name="P6"><text:span text:style-name="T3">Deliverables</text:span> </text:p>
      <text:list xml:id="list2691053937" text:style-name="L3">
        <text:list-item>
          <text:p text:style-name="P20">submit results</text:p>
        </text:list-item>
        <text:list-item>
          <text:p text:style-name="P20">report</text:p>
        </text:list-item>
      </text:list>
      <text:p text:style-name="P11"/>
      <text:p text:style-name="P12">Deadline and Late Submissions</text:p>
      <text:list xml:id="list136714103" text:style-name="L4">
        <text:list-item>
          <text:p text:style-name="P21">The assignment is due on the date specified above at 11:59:59 PM</text:p>
        </text:list-item>
        <text:list-item>
          <text:p text:style-name="P21">Each day late will incur a penalty of <text:span text:style-name="T10">10</text:span>% of the grade for the assignment; for example, if the assignment is 3 days late, the maximum grade will be 85 out of 100—15 will be subtracted from whatever grade is assigned. </text:p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0:45:30.961329775</meta:creation-date>
    <dc:date>2021-10-09T13:44:26.463431314</dc:date>
    <meta:editing-duration>P1DT12H26M50S</meta:editing-duration>
    <meta:editing-cycles>107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189" meta:character-count="1073" meta:non-whitespace-character-count="931"/>
  </office:meta>
</office:document-meta>
</file>